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112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1" office:value-type="string">
            <text:p><text:s text:c="26"/>TW ASHRAM HIGH SCHOOL, BODLANKA, MAREDUMILLI MANDALA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1" office:value-type="string">
            <text:p><text:s text:c="27"/>SSC STUDENT INFORMATION PARTICULARS 2012-13(MARCH 2013) <text:s text:c="2"/></text:p>
          </table:table-cell>
          <table:table-cell table:style-name="ce1" table:number-columns-repeated="1022"/>
        </table:table-row>
        <table:table-row table:style-name="ro2">
          <table:table-cell table:number-columns-repeated="2"/>
          <table:table-cell table:style-name="ce4"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SNO</text:p>
          </table:table-cell>
          <table:table-cell table:style-name="ce2" office:value-type="string">
            <text:p>Name of the student</text:p>
          </table:table-cell>
          <table:table-cell table:style-name="ce2" office:value-type="string">
            <text:p>Father's Name</text:p>
          </table:table-cell>
          <table:table-cell table:style-name="ce2" office:value-type="string">
            <text:p>Date of birth</text:p>
          </table:table-cell>
          <table:table-cell table:style-name="ce2" office:value-type="string">
            <text:p>Cast and Sub Cast</text:p>
          </table:table-cell>
          <table:table-cell table:style-name="ce2" office:value-type="string">
            <text:p>Native vilage</text:p>
          </table:table-cell>
          <table:table-cell table:style-name="ce2" office:value-type="string">
            <text:p>Native mandalam</text:p>
          </table:table-cell>
          <table:table-cell table:style-name="ce2" office:value-type="string">
            <text:p>Remark</text:p>
          </table:table-cell>
          <table:table-cell table:style-name="ce2" table:number-columns-repeated="1016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aganam AjaySankarReddy</text:p>
          </table:table-cell>
          <table:table-cell office:value-type="string">
            <text:p>AbbayiReddy</text:p>
          </table:table-cell>
          <table:table-cell office:value-type="date" office:date-value="1996-06-21">
            <text:p>21/06/96</text:p>
          </table:table-cell>
          <table:table-cell office:value-type="string">
            <text:p>ST-Kondareddy</text:p>
          </table:table-cell>
          <table:table-cell office:value-type="string">
            <text:p>Kutrawad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Kosam Anil Kumar</text:p>
          </table:table-cell>
          <table:table-cell office:value-type="string">
            <text:p>Lingayya</text:p>
          </table:table-cell>
          <table:table-cell office:value-type="date" office:date-value="1998-09-26">
            <text:p>26/09/98</text:p>
          </table:table-cell>
          <table:table-cell office:value-type="string">
            <text:p>St-Kondakamara</text:p>
          </table:table-cell>
          <table:table-cell office:value-type="string">
            <text:p>Tadepalli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Peeru Appana</text:p>
          </table:table-cell>
          <table:table-cell office:value-type="string">
            <text:p>Lakshmayya</text:p>
          </table:table-cell>
          <table:table-cell office:value-type="date" office:date-value="1997-12-12">
            <text:p>12/12/97</text:p>
          </table:table-cell>
          <table:table-cell office:value-type="string">
            <text:p>ST-Kondareddy</text:p>
          </table:table-cell>
          <table:table-cell office:value-type="string">
            <text:p>Mettagudem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Kechala Balaraju</text:p>
          </table:table-cell>
          <table:table-cell office:value-type="string">
            <text:p>Lachireddy</text:p>
          </table:table-cell>
          <table:table-cell office:value-type="date" office:date-value="1995-05-02">
            <text:p>02/05/95</text:p>
          </table:table-cell>
          <table:table-cell office:value-type="string">
            <text:p>ST-Kondareddy</text:p>
          </table:table-cell>
          <table:table-cell office:value-type="string">
            <text:p>Dumpavalas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kechala Balureddy</text:p>
          </table:table-cell>
          <table:table-cell office:value-type="string">
            <text:p>Devireddy</text:p>
          </table:table-cell>
          <table:table-cell office:value-type="date" office:date-value="1996-03-06">
            <text:p>06/03/96</text:p>
          </table:table-cell>
          <table:table-cell office:value-type="string">
            <text:p>ST-Kondareddy</text:p>
          </table:table-cell>
          <table:table-cell office:value-type="string">
            <text:p>Dumpavalas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Kathula Bhumireddy</text:p>
          </table:table-cell>
          <table:table-cell office:value-type="string">
            <text:p>Somireddy</text:p>
          </table:table-cell>
          <table:table-cell office:value-type="date" office:date-value="1995-07-26">
            <text:p>26/07/95</text:p>
          </table:table-cell>
          <table:table-cell office:value-type="string">
            <text:p>ST-Kondareddy</text:p>
          </table:table-cell>
          <table:table-cell office:value-type="string">
            <text:p>Kothuru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Sadala Chandramohanreddy</text:p>
          </table:table-cell>
          <table:table-cell office:value-type="string">
            <text:p>Ganapathireddy</text:p>
          </table:table-cell>
          <table:table-cell office:value-type="date" office:date-value="1996-06-22">
            <text:p>22/06/96</text:p>
          </table:table-cell>
          <table:table-cell office:value-type="string">
            <text:p>ST-Kondareddy</text:p>
          </table:table-cell>
          <table:table-cell office:value-type="string">
            <text:p>Rakota</text:p>
          </table:table-cell>
          <table:table-cell office:value-type="string">
            <text:p>Rampachodavaram</text:p>
          </table:table-cell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alumula Chinabaidora</text:p>
          </table:table-cell>
          <table:table-cell office:value-type="string">
            <text:p>Suadakardora</text:p>
          </table:table-cell>
          <table:table-cell office:value-type="date" office:date-value="1998-03-10">
            <text:p>10/03/98</text:p>
          </table:table-cell>
          <table:table-cell office:value-type="string">
            <text:p>ST-koya</text:p>
          </table:table-cell>
          <table:table-cell office:value-type="string">
            <text:p>G.M.valas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Vema Chinareddy</text:p>
          </table:table-cell>
          <table:table-cell office:value-type="string">
            <text:p>Kannapureddy</text:p>
          </table:table-cell>
          <table:table-cell office:value-type="date" office:date-value="1996-06-09">
            <text:p>09/06/96</text:p>
          </table:table-cell>
          <table:table-cell office:value-type="string">
            <text:p>ST-Kondareddy</text:p>
          </table:table-cell>
          <table:table-cell office:value-type="string">
            <text:p>Kutravad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Morla Darababu</text:p>
          </table:table-cell>
          <table:table-cell office:value-type="string">
            <text:p>Ganjireddy</text:p>
          </table:table-cell>
          <table:table-cell office:value-type="date" office:date-value="1994-10-23">
            <text:p>23/10/94</text:p>
          </table:table-cell>
          <table:table-cell office:value-type="string">
            <text:p>ST-Kondareddy</text:p>
          </table:table-cell>
          <table:table-cell office:value-type="string">
            <text:p>Bodlank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adala Kannamreddy</text:p>
          </table:table-cell>
          <table:table-cell office:value-type="string">
            <text:p>Ramireddy</text:p>
          </table:table-cell>
          <table:table-cell office:value-type="date" office:date-value="1993-03-07">
            <text:p>07/03/93</text:p>
          </table:table-cell>
          <table:table-cell office:value-type="string">
            <text:p>ST-Kondareddy</text:p>
          </table:table-cell>
          <table:table-cell office:value-type="string">
            <text:p>Bodlank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Kondla Krishnareddy</text:p>
          </table:table-cell>
          <table:table-cell office:value-type="string">
            <text:p>Sanyasireddy</text:p>
          </table:table-cell>
          <table:table-cell office:value-type="date" office:date-value="1995-05-21">
            <text:p>21/05/95</text:p>
          </table:table-cell>
          <table:table-cell office:value-type="string">
            <text:p>ST-Kondareddy</text:p>
          </table:table-cell>
          <table:table-cell office:value-type="string">
            <text:p>Akumamidikot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allala Lakshmigopathireddy</text:p>
          </table:table-cell>
          <table:table-cell office:value-type="string">
            <text:p>Lingareddy</text:p>
          </table:table-cell>
          <table:table-cell office:value-type="date" office:date-value="1996-06-05">
            <text:p>05/06/96</text:p>
          </table:table-cell>
          <table:table-cell office:value-type="string">
            <text:p>ST-Kondareddy</text:p>
          </table:table-cell>
          <table:table-cell office:value-type="string">
            <text:p>Kutravad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Sadala Lingareddy</text:p>
          </table:table-cell>
          <table:table-cell office:value-type="string">
            <text:p>Kutumburao</text:p>
          </table:table-cell>
          <table:table-cell office:value-type="date" office:date-value="1998-03-08">
            <text:p>08/03/98</text:p>
          </table:table-cell>
          <table:table-cell office:value-type="string">
            <text:p>ST-Kondareddy</text:p>
          </table:table-cell>
          <table:table-cell office:value-type="string">
            <text:p>Dumpavalas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Chadala Mallireddy</text:p>
          </table:table-cell>
          <table:table-cell office:value-type="string">
            <text:p>Devireddy</text:p>
          </table:table-cell>
          <table:table-cell office:value-type="date" office:date-value="1997-02-05">
            <text:p>05/02/97</text:p>
          </table:table-cell>
          <table:table-cell office:value-type="string">
            <text:p>ST-Kondareddy</text:p>
          </table:table-cell>
          <table:table-cell office:value-type="string">
            <text:p>I.Bhimavaram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Kathula Mirsireddy</text:p>
          </table:table-cell>
          <table:table-cell office:value-type="string">
            <text:p>Subbireddt</text:p>
          </table:table-cell>
          <table:table-cell office:value-type="date" office:date-value="1995-02-11">
            <text:p>11/02/95</text:p>
          </table:table-cell>
          <table:table-cell office:value-type="string">
            <text:p>ST-Kondareddy</text:p>
          </table:table-cell>
          <table:table-cell office:value-type="string">
            <text:p>P.G.Lank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Sadala Mohanareddy</text:p>
          </table:table-cell>
          <table:table-cell office:value-type="string">
            <text:p>Balaraju</text:p>
          </table:table-cell>
          <table:table-cell office:value-type="date" office:date-value="1997-11-11">
            <text:p>11/11/97</text:p>
          </table:table-cell>
          <table:table-cell office:value-type="string">
            <text:p>ST-Kondareddy</text:p>
          </table:table-cell>
          <table:table-cell office:value-type="string">
            <text:p>Alurigadd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Budamala Nagireddy</text:p>
          </table:table-cell>
          <table:table-cell office:value-type="string">
            <text:p>Thamireddy</text:p>
          </table:table-cell>
          <table:table-cell office:value-type="date" office:date-value="1996-01-20">
            <text:p>20/01/96</text:p>
          </table:table-cell>
          <table:table-cell office:value-type="string">
            <text:p>ST-Kondareddy</text:p>
          </table:table-cell>
          <table:table-cell office:value-type="string">
            <text:p>Guramamidi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Pallala Vogireddy</text:p>
          </table:table-cell>
          <table:table-cell office:value-type="string">
            <text:p>Adireddy</text:p>
          </table:table-cell>
          <table:table-cell office:value-type="date" office:date-value="1997-10-30">
            <text:p>30/10/97</text:p>
          </table:table-cell>
          <table:table-cell office:value-type="string">
            <text:p>ST-Kondareddy</text:p>
          </table:table-cell>
          <table:table-cell office:value-type="string">
            <text:p>Guramamidi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Alangi Prakash</text:p>
          </table:table-cell>
          <table:table-cell office:value-type="string">
            <text:p>lakshmanarao</text:p>
          </table:table-cell>
          <table:table-cell office:value-type="date" office:date-value="1995-08-02">
            <text:p>02/08/95</text:p>
          </table:table-cell>
          <table:table-cell office:value-type="string">
            <text:p>Bagatha</text:p>
          </table:table-cell>
          <table:table-cell office:value-type="string">
            <text:p>walagudem</text:p>
          </table:table-cell>
          <table:table-cell office:value-type="string">
            <text:p>Koyuru</text:p>
          </table:table-cell>
          <table:table-cell table:number-columns-repeated="1017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Pallala Prakashreddy</text:p>
          </table:table-cell>
          <table:table-cell office:value-type="string">
            <text:p>Muttireddy</text:p>
          </table:table-cell>
          <table:table-cell office:value-type="date" office:date-value="1996-06-15">
            <text:p>15/06/96</text:p>
          </table:table-cell>
          <table:table-cell office:value-type="string">
            <text:p>ST-Kondareddy</text:p>
          </table:table-cell>
          <table:table-cell office:value-type="string">
            <text:p>Tenelamamidi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Sadala prasadreddy</text:p>
          </table:table-cell>
          <table:table-cell office:value-type="string">
            <text:p>Mankyalareddy</text:p>
          </table:table-cell>
          <table:table-cell office:value-type="date" office:date-value="1998-05-02">
            <text:p>02/05/98</text:p>
          </table:table-cell>
          <table:table-cell office:value-type="string">
            <text:p>ST-Kondareddy</text:p>
          </table:table-cell>
          <table:table-cell office:value-type="string">
            <text:p>Munthamamidi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athula Rajagopalareddy</text:p>
          </table:table-cell>
          <table:table-cell office:value-type="string">
            <text:p>Adireddy</text:p>
          </table:table-cell>
          <table:table-cell office:value-type="date" office:date-value="1997-03-13">
            <text:p>13/03/97</text:p>
          </table:table-cell>
          <table:table-cell office:value-type="string">
            <text:p>ST-Kondareddy</text:p>
          </table:table-cell>
          <table:table-cell office:value-type="string">
            <text:p>P.M.kot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Bhori Rakeshbabu</text:p>
          </table:table-cell>
          <table:table-cell office:value-type="string">
            <text:p>Sommaya</text:p>
          </table:table-cell>
          <table:table-cell office:value-type="date" office:date-value="1996-06-18">
            <text:p>18/06/96</text:p>
          </table:table-cell>
          <table:table-cell office:value-type="string">
            <text:p>ST-Kondareddy</text:p>
          </table:table-cell>
          <table:table-cell office:value-type="string">
            <text:p>Vetukuru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Revulu Ramakrishnareddy</text:p>
          </table:table-cell>
          <table:table-cell office:value-type="string">
            <text:p>Pandureddy</text:p>
          </table:table-cell>
          <table:table-cell office:value-type="date" office:date-value="1993-11-09">
            <text:p>09/11/93</text:p>
          </table:table-cell>
          <table:table-cell office:value-type="string">
            <text:p>ST-Kondareddy</text:p>
          </table:table-cell>
          <table:table-cell office:value-type="string">
            <text:p>P.M.kot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Gaganam Ramakrishnareddy</text:p>
          </table:table-cell>
          <table:table-cell office:value-type="string">
            <text:p>Tejalingareddy</text:p>
          </table:table-cell>
          <table:table-cell office:value-type="date" office:date-value="1996-05-04">
            <text:p>04/05/96</text:p>
          </table:table-cell>
          <table:table-cell office:value-type="string">
            <text:p>ST-Kondareddy</text:p>
          </table:table-cell>
          <table:table-cell office:value-type="string">
            <text:p>Kutravad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Revula Ramireddy</text:p>
          </table:table-cell>
          <table:table-cell office:value-type="string">
            <text:p>Lachireddy</text:p>
          </table:table-cell>
          <table:table-cell office:value-type="date" office:date-value="1996-06-12">
            <text:p>12/06/96</text:p>
          </table:table-cell>
          <table:table-cell office:value-type="string">
            <text:p>ST-Kondareddy</text:p>
          </table:table-cell>
          <table:table-cell office:value-type="string">
            <text:p>Kothavalas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Kondla Rangareddy</text:p>
          </table:table-cell>
          <table:table-cell office:value-type="string">
            <text:p>Sambayya</text:p>
          </table:table-cell>
          <table:table-cell office:value-type="date" office:date-value="1996-08-14">
            <text:p>14/08/96</text:p>
          </table:table-cell>
          <table:table-cell office:value-type="string">
            <text:p>ST-Kondareddy</text:p>
          </table:table-cell>
          <table:table-cell office:value-type="string">
            <text:p>Dumpavalas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Madakam Saikrishna</text:p>
          </table:table-cell>
          <table:table-cell office:value-type="string">
            <text:p>Rammanadora</text:p>
          </table:table-cell>
          <table:table-cell office:value-type="date" office:date-value="1995-05-11">
            <text:p>11/05/95</text:p>
          </table:table-cell>
          <table:table-cell office:value-type="string">
            <text:p>ST-Koya</text:p>
          </table:table-cell>
          <table:table-cell office:value-type="string">
            <text:p>Nurupudi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Kimmudu Sangevarao</text:p>
          </table:table-cell>
          <table:table-cell office:value-type="string">
            <text:p>Tallanayya</text:p>
          </table:table-cell>
          <table:table-cell office:value-type="date" office:date-value="1996-09-20">
            <text:p>20/09/96</text:p>
          </table:table-cell>
          <table:table-cell office:value-type="string">
            <text:p>ST-Dora</text:p>
          </table:table-cell>
          <table:table-cell office:value-type="string">
            <text:p>Tekulaveedi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Kathula Swamireddy</text:p>
          </table:table-cell>
          <table:table-cell office:value-type="string">
            <text:p>Mallireddy</text:p>
          </table:table-cell>
          <table:table-cell office:value-type="date" office:date-value="1990-03-10">
            <text:p>10/03/90</text:p>
          </table:table-cell>
          <table:table-cell office:value-type="string">
            <text:p>ST-Kondareddy</text:p>
          </table:table-cell>
          <table:table-cell office:value-type="string">
            <text:p>P.M.kot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Pallala Sivakrishnareddy</text:p>
          </table:table-cell>
          <table:table-cell office:value-type="string">
            <text:p>Rajareddy</text:p>
          </table:table-cell>
          <table:table-cell office:value-type="date" office:date-value="1996-06-18">
            <text:p>18/06/96</text:p>
          </table:table-cell>
          <table:table-cell office:value-type="string">
            <text:p>ST-Kondareddy</text:p>
          </table:table-cell>
          <table:table-cell office:value-type="string">
            <text:p>Boduluru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Murla Sreekanth</text:p>
          </table:table-cell>
          <table:table-cell office:value-type="string">
            <text:p>Rathnam</text:p>
          </table:table-cell>
          <table:table-cell office:value-type="date" office:date-value="1997-03-04">
            <text:p>04/03/97</text:p>
          </table:table-cell>
          <table:table-cell office:value-type="string">
            <text:p>ST-Kondareddy</text:p>
          </table:table-cell>
          <table:table-cell office:value-type="string">
            <text:p>Perikavalas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Sadala srinivasareddy</text:p>
          </table:table-cell>
          <table:table-cell office:value-type="string">
            <text:p>Chinasuggireddy</text:p>
          </table:table-cell>
          <table:table-cell office:value-type="date" office:date-value="1992-04-05">
            <text:p>05/04/92</text:p>
          </table:table-cell>
          <table:table-cell office:value-type="string">
            <text:p>ST-Kondareddy</text:p>
          </table:table-cell>
          <table:table-cell office:value-type="string">
            <text:p>Tenelamamidi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Sadala Subrahmanyamreddy</text:p>
          </table:table-cell>
          <table:table-cell office:value-type="string">
            <text:p>Bojjireddy</text:p>
          </table:table-cell>
          <table:table-cell office:value-type="date" office:date-value="1998-08-18">
            <text:p>18/08/98</text:p>
          </table:table-cell>
          <table:table-cell office:value-type="string">
            <text:p>ST-Kondareddy</text:p>
          </table:table-cell>
          <table:table-cell office:value-type="string">
            <text:p>Tenelamamidi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Damala Siggireddy</text:p>
          </table:table-cell>
          <table:table-cell office:value-type="string">
            <text:p>Johnreddy</text:p>
          </table:table-cell>
          <table:table-cell office:value-type="date" office:date-value="1998-01-24">
            <text:p>24/01/98</text:p>
          </table:table-cell>
          <table:table-cell office:value-type="string">
            <text:p>ST-Kondareddy</text:p>
          </table:table-cell>
          <table:table-cell table:number-columns-repeated="2"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Kondla Suryachandrareddy</text:p>
          </table:table-cell>
          <table:table-cell office:value-type="string">
            <text:p>Rangayya</text:p>
          </table:table-cell>
          <table:table-cell office:value-type="date" office:date-value="1997-08-01">
            <text:p>01/08/97</text:p>
          </table:table-cell>
          <table:table-cell office:value-type="string">
            <text:p>ST-Kondareddy</text:p>
          </table:table-cell>
          <table:table-cell office:value-type="string">
            <text:p>Irlawad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Pallala Somashekarreddy</text:p>
          </table:table-cell>
          <table:table-cell office:value-type="string">
            <text:p>Sanyasireddy</text:p>
          </table:table-cell>
          <table:table-cell office:value-type="date" office:date-value="1996-11-28">
            <text:p>28/11/96</text:p>
          </table:table-cell>
          <table:table-cell office:value-type="string">
            <text:p>ST-Kondareddy</text:p>
          </table:table-cell>
          <table:table-cell office:value-type="string">
            <text:p>Puttagandi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Sadala Kammireddy</text:p>
          </table:table-cell>
          <table:table-cell office:value-type="string">
            <text:p>Jogireddy</text:p>
          </table:table-cell>
          <table:table-cell office:value-type="date" office:date-value="1997-12-01">
            <text:p>01/12/97</text:p>
          </table:table-cell>
          <table:table-cell office:value-type="string">
            <text:p>ST-Kondareddy</text:p>
          </table:table-cell>
          <table:table-cell office:value-type="string">
            <text:p>Yegavalasa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Kondla Vijayakumarreddy</text:p>
          </table:table-cell>
          <table:table-cell office:value-type="string">
            <text:p>Abbayreddy</text:p>
          </table:table-cell>
          <table:table-cell office:value-type="date" office:date-value="1996-10-15">
            <text:p>15/10/96</text:p>
          </table:table-cell>
          <table:table-cell office:value-type="string">
            <text:p>ST-Kondareddy</text:p>
          </table:table-cell>
          <table:table-cell office:value-type="string">
            <text:p>G.Vattigadd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Sadala Sureshreddy</text:p>
          </table:table-cell>
          <table:table-cell office:value-type="string">
            <text:p>Veerapureddy</text:p>
          </table:table-cell>
          <table:table-cell office:value-type="date" office:date-value="1996-10-09">
            <text:p>09/10/96</text:p>
          </table:table-cell>
          <table:table-cell office:value-type="string">
            <text:p>ST-Kondareddy</text:p>
          </table:table-cell>
          <table:table-cell office:value-type="string">
            <text:p>Perikavalas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Kathula Suribabureddy</text:p>
          </table:table-cell>
          <table:table-cell office:value-type="string">
            <text:p>Bhumireddy</text:p>
          </table:table-cell>
          <table:table-cell office:value-type="date" office:date-value="1996-10-08">
            <text:p>08/10/96</text:p>
          </table:table-cell>
          <table:table-cell office:value-type="string">
            <text:p>ST-Kondareddy</text:p>
          </table:table-cell>
          <table:table-cell office:value-type="string">
            <text:p>Tadepalli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kakuri sambhureddy</text:p>
          </table:table-cell>
          <table:table-cell office:value-type="string">
            <text:p>Ganapathireddy</text:p>
          </table:table-cell>
          <table:table-cell office:value-type="date" office:date-value="1995-06-10">
            <text:p>10/06/95</text:p>
          </table:table-cell>
          <table:table-cell office:value-type="string">
            <text:p>ST-Kondareddy</text:p>
          </table:table-cell>
          <table:table-cell office:value-type="string">
            <text:p>Kadarikota</text:p>
          </table:table-cell>
          <table:table-cell office:value-type="string">
            <text:p>Y. Ramavaram</text:p>
          </table:table-cell>
          <table:table-cell table:number-columns-repeated="1017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Ethapalli Lingareddy</text:p>
          </table:table-cell>
          <table:table-cell office:value-type="string">
            <text:p>Venkatareddy</text:p>
          </table:table-cell>
          <table:table-cell office:value-type="date" office:date-value="1993-07-08">
            <text:p>08/07/93</text:p>
          </table:table-cell>
          <table:table-cell office:value-type="string">
            <text:p>ST-Kondareddy</text:p>
          </table:table-cell>
          <table:table-cell office:value-type="string">
            <text:p>I.Bhimavaram</text:p>
          </table:table-cell>
          <table:table-cell office:value-type="string">
            <text:p>Maredumilli</text:p>
          </table:table-cell>
          <table:table-cell table:number-columns-repeated="1017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3"/>
          <table:table-cell table:style-name="ce3" office:value-type="string">
            <text:p>A.Venkateswarlu, Gazetted HM,</text:p>
          </table:table-cell>
          <table:table-cell table:style-name="ce3" table:number-columns-repeated="3"/>
          <table:table-cell table:style-name="ce3" office:value-type="string">
            <text:p>Place:Bodlanka</text:p>
          </table:table-cell>
          <table:table-cell table:style-name="ce3" table:number-columns-repeated="1018"/>
        </table:table-row>
        <table:table-row table:style-name="ro7">
          <table:table-cell table:style-name="ce3"/>
          <table:table-cell table:style-name="ce3" office:value-type="string">
            <text:p>TWAHS ,</text:p>
          </table:table-cell>
          <table:table-cell table:style-name="ce3" table:number-columns-repeated="3"/>
          <table:table-cell table:style-name="ce3" office:value-type="string">
            <text:p>Date:23.2.13</text:p>
          </table:table-cell>
          <table:table-cell table:style-name="ce3" table:number-columns-repeated="1018"/>
        </table:table-row>
        <table:table-row table:style-name="ro7">
          <table:table-cell table:style-name="ce3"/>
          <table:table-cell table:style-name="ce3" office:value-type="string">
            <text:p>Bodlanka.</text:p>
          </table:table-cell>
          <table:table-cell table:style-name="ce3"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3:01:31</meta:creation-date>
    <dc:date>2013-02-24T14:15:43</dc:date>
    <meta:editing-duration>PT16M1S</meta:editing-duration>
    <meta:editing-cycles>3</meta:editing-cycles>
    <meta:generator>LibreOffice/3.5$Linux_x86 LibreOffice_project/350m1$Build-2</meta:generator>
    <meta:document-statistic meta:table-count="3" meta:cell-count="323" meta:object-count="0"/>
  </office:meta>
</office:document-meta>
</file>